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4" style:parent-style-name="Graphics">
      <style:graphic-properties draw:fill="none" fo:clip="rect(0in, 0.04435in, 4.97632in, -0.00511in)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graphic" style:name="a390" style:parent-style-name="Graphics">
      <style:graphic-properties draw:fill="none" fo:clip="rect(4.14472in, 0in, 4.56615in, 0in)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style:font-family-complex="Angsana New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.04435in, 4.97632in, -0.00511in)" draw:stroke="none"/>
    </style:style>
    <style:style style:family="paragraph" style:name="a3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75in" style:font-size-asian="0.75in" style:font-size-complex="0.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7.9788in, -0.0001in, -0.00018in, 0in)" draw:stroke="non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63" style:parent-style-name="Graphics">
      <style:graphic-properties draw:fill="none" fo:clip="rect(0.2852in, 0in, 0.02737in, 0in)" draw:stroke="non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graphic" style:name="a446" style:parent-style-name="Graphics">
      <style:graphic-properties draw:fill="none" draw:stroke="non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4" style:parent-style-name="Graphics">
      <style:graphic-properties draw:fill="none" fo:clip="rect(0in, 0in, 0in, 0in)" draw:stroke="none" draw:image-opacity="50%" style:mirror="horizontal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 style:parent-style-name="Graphics">
      <style:graphic-properties draw:fill="none" draw:stroke="none"/>
    </style:style>
    <style:style style:family="graphic" style:name="a422" style:parent-style-name="Graphics">
      <style:graphic-properties draw:fill="none" fo:clip="rect(0in, 0.04435in, 4.97632in, -0.00511in)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in, 0in, 0in, 0in)" draw:stroke="none" draw:image-opacity="50%" style:mirror="horizontal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標題投影片" presentation:presentation-page-layout-name="Master1-PPL1" draw:id="Slide-256">
        <draw:custom-shape svg:x="0.00333in" svg:y="0in" svg:width="13.33in" svg:height="7.5in" draw:id="id63" draw:style-name="a362" draw:name="Rectangle 12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name="圖片 7" svg:x="4.98887in" svg:y="-3.34558in" svg:width="19.53318in" svg:height="10.98038in" style:rel-width="scale" style:rel-height="scale">
          <draw:image xlink:href="media/image1.png" xlink:type="simple" xlink:show="embed" xlink:actuate="onLoad"/>
          <svg:title/>
          <svg:desc>一張含有 樹狀, 戶外, 植物, 灌木叢 的圖片

AI 產生的內容可能不正確。</svg:desc>
        </draw:frame>
        <draw:custom-shape svg:x="-0in" svg:y="0in" svg:width="8.08209in" svg:height="7.5in" draw:id="id65" draw:style-name="a367" draw:name="Rectangle 14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70" draw:name="文字方塊 5" svg:x="0.68382in" svg:y="3.2547in" svg:width="4.18in" svg:height="2.07777in">
          <draw:text-box>
            <text:p text:style-name="a369" text:class-names="" text:cond-style-name=""><text:span text:style-name="a368" text:class-names="">花日</text:span></text:p>
          </draw:text-box>
          <svg:title/>
          <svg:desc/>
        </draw:frame>
        <draw:frame draw:id="id67" draw:style-name="a379" draw:name="文字方塊 6" svg:x="0.80637in" svg:y="5.45619in" svg:width="4.18in" svg:height="4.09313in">
          <draw:text-box>
            <text:list text:style-name="a375">
              <text:list-item>
                <text:p text:style-name="a374" text:class-names="" text:cond-style-name=""><text:span text:style-name="a371" text:class-names="">數媒</text:span><text:span text:style-name="a372" text:class-names="">1B<text:s text:c="1"/></text:span><text:span text:style-name="a373" text:class-names="">李宜庭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2025/07/20</text:span></text:p>
              </text:list-item>
            </text:list>
          </draw:text-box>
          <svg:title/>
          <svg:desc/>
        </draw:frame>
      </draw:page>
      <draw:page draw:name="Slide5" draw:style-name="a380" draw:master-page-name="Master1-Layout2-obj-標題及物件" presentation:presentation-page-layout-name="Master1-PPL2" draw:id="Slide-260">
        <draw:custom-shape svg:x="0in" svg:y="0in" svg:width="13.33333in" svg:height="7.5in" draw:id="id68" draw:style-name="a383" draw:name="Rectangle 20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84" draw:name="圖片 11" svg:x="0.00002in" svg:y="0in" svg:width="13.33331in" svg:height="7.5in" style:rel-width="scale" style:rel-height="scale">
          <draw:image xlink:href="media/image2.jpeg" xlink:type="simple" xlink:show="embed" xlink:actuate="onLoad"/>
          <svg:title/>
          <svg:desc>故事 Pin 圖片</svg:desc>
        </draw:frame>
        <draw:frame draw:id="id70" draw:style-name="a388" draw:name="文字方塊 6" svg:x="1.66667in" svg:y="1.22743in" svg:width="10in" svg:height="3.17205in">
          <draw:text-box>
            <text:p text:style-name="a387" text:class-names="" text:cond-style-name=""><text:span text:style-name="a385" text:class-names="">為何想做這個主題</text:span><text:span text:style-name="a386" text:class-names="">?</text:span></text:p>
          </draw:text-box>
          <svg:title/>
          <svg:desc/>
        </draw:frame>
      </draw:page>
      <draw:page draw:name="Slide6" draw:style-name="a389" draw:master-page-name="Master1-Layout2-obj-標題及物件" presentation:presentation-page-layout-name="Master1-PPL2" draw:id="Slide-261">
        <draw:frame draw:id="id71" draw:style-name="a390" draw:name="圖片 3" svg:x="-1.1256in" svg:y="-0.00735in" svg:width="15.59662in" svg:height="7.51015in" style:rel-width="scale" style:rel-height="scale">
          <draw:image xlink:href="media/image3.jpeg" xlink:type="simple" xlink:show="embed" xlink:actuate="onLoad"/>
          <svg:title/>
          <svg:desc>一張含有 戶外, 草, 植物, 天空 的圖片

AI 產生的內容可能不正確。</svg:desc>
        </draw:frame>
        <draw:frame draw:id="id72" presentation:style-name="a394" draw:name="Title 1" svg:x="4.04469in" svg:y="4.40897in" svg:width="10.28019in" svg:height="3.09216in" presentation:class="title" presentation:placeholder="false">
          <draw:text-box>
            <text:p text:style-name="a393" text:class-names="" text:cond-style-name=""><text:span text:style-name="a391" text:class-names="">我個人蠻喜歡花的，想要做一個很多花圖的東西，大概就是可以登入看一下解釋這樣 ，剛剛好數年前有 首歌叫做 blooming day跟grey suit所以就去研究了，裡面的照片都是從裡面出來的 ，順便研究一下歌詞，發現其實就像花語一樣，富含了很多不一樣的心情，有青澀的愛戀，也因為心境而導致覺得時間停滯不前，歌詞與呈現的畫面相差很大。</text:span><text:span text:style-name="a392" text:class-names=""/></text:p>
          </draw:text-box>
          <svg:title/>
          <svg:desc/>
        </draw:frame>
      </draw:page>
      <draw:page draw:name="Slide3" draw:style-name="a395" draw:master-page-name="Master1-Layout2-obj-標題及物件" presentation:presentation-page-layout-name="Master1-PPL2" draw:id="Slide-258">
        <draw:frame draw:id="id73" draw:style-name="a398" draw:name="文字方塊 5" svg:x="0.98735in" svg:y="1.87486in" svg:width="4.08357in" svg:height="3.9in">
          <draw:text-box>
            <text:p text:style-name="a397" text:class-names="" text:cond-style-name=""><text:span text:style-name="a396" text:class-names="">主頁設計</text:span></text:p>
          </draw:text-box>
          <svg:title/>
          <svg:desc/>
        </draw:frame>
        <draw:frame draw:id="id74" draw:style-name="a399" draw:name="圖片 7" svg:x="5.80895in" svg:y="0.00001in" svg:width="7.52272in" svg:height="7.49999in" style:rel-width="scale" style:rel-height="scale">
          <draw:image xlink:href="media/image4.jpeg" xlink:type="simple" xlink:show="embed" xlink:actuate="onLoad"/>
          <svg:title/>
          <svg:desc>一張含有 天空, 人員, 服裝, 紅色 的圖片

AI 產生的內容可能不正確。</svg:desc>
        </draw:frame>
      </draw:page>
      <draw:page draw:name="Slide4" draw:style-name="a400" draw:master-page-name="Master1-Layout2-obj-標題及物件" presentation:presentation-page-layout-name="Master1-PPL2" draw:id="Slide-259">
        <draw:frame draw:id="id75" draw:style-name="a401" draw:name="圖片 4" svg:x="2.2213in" svg:y="0.70267in" svg:width="6.67951in" svg:height="1.26393in" style:rel-width="scale" style:rel-height="scale">
          <draw:image xlink:href="media/image5.png" xlink:type="simple" xlink:show="embed" xlink:actuate="onLoad"/>
          <svg:title/>
          <svg:desc>一張含有 文字, 螢幕擷取畫面, 網站, 網頁 的圖片

AI 產生的內容可能不正確。</svg:desc>
        </draw:frame>
        <draw:frame draw:id="id76" draw:style-name="a405" draw:name="文字方塊 1" svg:x="0.54129in" svg:y="1.4473in" svg:width="1.68324in" svg:height="0.50488in">
          <draw:text-box>
            <text:p text:style-name="a404" text:class-names="" text:cond-style-name=""><text:span text:style-name="a402" text:class-names="">這邊可以查看整體配色的想法</text:span><text:span text:style-name="a403" text:class-names=""/></text:p>
          </draw:text-box>
          <svg:title/>
          <svg:desc/>
        </draw:frame>
        <draw:frame draw:id="id77" draw:style-name="a409" draw:name="文字方塊 2" svg:x="8.95082in" svg:y="1.48929in" svg:width="1.45316in" svg:height="0.30293in">
          <draw:text-box>
            <text:p text:style-name="a408" text:class-names="" text:cond-style-name=""><text:span text:style-name="a406" text:class-names="">可登入個人帳號</text:span><text:span text:style-name="a407" text:class-names=""/></text:p>
          </draw:text-box>
          <svg:title/>
          <svg:desc/>
        </draw:frame>
        <draw:frame draw:id="id78" draw:style-name="a410" draw:name="圖片 8" svg:x="6.44308in" svg:y="2.51304in" svg:width="6.45982in" svg:height="4.79315in" style:rel-width="scale" style:rel-height="scale">
          <draw:image xlink:href="media/image6.png" xlink:type="simple" xlink:show="embed" xlink:actuate="onLoad"/>
          <svg:title/>
          <svg:desc>一張含有 花, 人的臉孔, 人員, 螢幕擷取畫面 的圖片

AI 產生的內容可能不正確。</svg:desc>
        </draw:frame>
        <draw:frame draw:id="id79" draw:style-name="a414" draw:name="文字方塊 9" svg:x="4.49898in" svg:y="2.89681in" svg:width="2.31425in" svg:height="0.33659in">
          <draw:text-box>
            <text:p text:style-name="a413" text:class-names="" text:cond-style-name=""><text:span text:style-name="a411" text:class-names="">靠近可以查看</text:span><text:span text:style-name="a412" text:class-names=""/></text:p>
          </draw:text-box>
          <svg:title/>
          <svg:desc/>
        </draw:frame>
        <draw:frame draw:id="id80" draw:style-name="a415" draw:name="圖片 10" svg:x="1.28535in" svg:y="4.01563in" svg:width="4.38095in" svg:height="1.79018in" style:rel-width="scale" style:rel-height="scale">
          <draw:image xlink:href="media/image7.png" xlink:type="simple" xlink:show="embed" xlink:actuate="onLoad"/>
          <svg:title/>
          <svg:desc>一張含有 文字, 花, 螢幕擷取畫面 的圖片

AI 產生的內容可能不正確。</svg:desc>
        </draw:frame>
        <draw:frame draw:id="id81" draw:style-name="a416" draw:name="筆跡 16" svg:x="2.17222in" svg:y="1.55833in" svg:width="0.59408in" svg:height="0.1158in" style:rel-width="scale" style:rel-height="scale">
          <draw:image xlink:href="media/image8.png" xlink:type="simple" xlink:show="embed" xlink:actuate="onLoad"/>
          <svg:title/>
          <svg:desc/>
        </draw:frame>
        <draw:frame draw:id="id82" draw:style-name="a417" draw:name="筆跡 17" svg:x="8.69445in" svg:y="1.70278in" svg:width="0.38955in" svg:height="0.04255in" style:rel-width="scale" style:rel-height="scale">
          <draw:image xlink:href="media/image9.png" xlink:type="simple" xlink:show="embed" xlink:actuate="onLoad"/>
          <svg:title/>
          <svg:desc/>
        </draw:frame>
        <draw:frame draw:id="id83" draw:style-name="a418" draw:name="筆跡 18" svg:x="5.37222in" svg:y="3.16944in" svg:width="1.47635in" svg:height="0.18908in" style:rel-width="scale" style:rel-height="scale">
          <draw:image xlink:href="media/image10.png" xlink:type="simple" xlink:show="embed" xlink:actuate="onLoad"/>
          <svg:title/>
          <svg:desc/>
        </draw:frame>
        <draw:frame draw:id="id84" draw:style-name="a419" draw:name="筆跡 19" svg:x="5.6732in" svg:y="4.00278in" svg:width="1.12125in" svg:height="1.0939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" draw:style-name="a420" draw:master-page-name="Master1-Layout2-obj-標題及物件" presentation:presentation-page-layout-name="Master1-PPL2" draw:id="Slide-257">
        <draw:frame draw:id="id85" draw:style-name="a421" draw:name="圖片 3" svg:x="2.72886in" svg:y="1.86948in" svg:width="9.92218in" svg:height="4.76593in" style:rel-width="scale" style:rel-height="scale">
          <draw:image xlink:href="media/image12.png" xlink:type="simple" xlink:show="embed" xlink:actuate="onLoad"/>
          <svg:title/>
          <svg:desc>一張含有 文字, 螢幕擷取畫面, 字型, 數字 的圖片

AI 產生的內容可能不正確。</svg:desc>
        </draw:frame>
        <draw:frame draw:id="id86" draw:style-name="a422" draw:name="圖片 6" svg:x="0.24826in" svg:y="0.61689in" svg:width="6.67951in" svg:height="1.26393in" style:rel-width="scale" style:rel-height="scale">
          <draw:image xlink:href="media/image5.png" xlink:type="simple" xlink:show="embed" xlink:actuate="onLoad"/>
          <svg:title/>
          <svg:desc>一張含有 文字, 螢幕擷取畫面, 網站, 網頁 的圖片

AI 產生的內容可能不正確。</svg:desc>
        </draw:frame>
        <draw:frame draw:id="id87" draw:style-name="a426" draw:name="文字方塊 8" svg:x="7.25511in" svg:y="1.33232in" svg:width="3.88871in" svg:height="0.37025in">
          <draw:text-box>
            <text:p text:style-name="a425" text:class-names="" text:cond-style-name=""><text:span text:style-name="a423" text:class-names="">按下會跳到這裡</text:span><text:span text:style-name="a424" text:class-names=""/></text:p>
          </draw:text-box>
          <svg:title/>
          <svg:desc/>
        </draw:frame>
        <draw:frame draw:id="id88" draw:style-name="a430" draw:name="文字方塊 10" svg:x="1.38363in" svg:y="2.06732in" svg:width="1.41294in" svg:height="0.37025in">
          <draw:text-box>
            <text:p text:style-name="a429" text:class-names="" text:cond-style-name=""><text:span text:style-name="a427" text:class-names="">跳回主頁</text:span><text:span text:style-name="a428" text:class-names=""/></text:p>
          </draw:text-box>
          <svg:title/>
          <svg:desc/>
        </draw:frame>
        <draw:frame draw:id="id89" draw:style-name="a431" draw:name="筆跡 11" svg:x="1.60555in" svg:y="1.64722in" svg:width="1.32302in" svg:height="0.63528in" style:rel-width="scale" style:rel-height="scale">
          <draw:image xlink:href="media/image13.png" xlink:type="simple" xlink:show="embed" xlink:actuate="onLoad"/>
          <svg:title/>
          <svg:desc/>
        </draw:frame>
        <draw:frame draw:id="id90" draw:style-name="a432" draw:name="筆跡 12" svg:x="6.87222in" svg:y="1.49167in" svg:width="0.40023in" svg:height="0.94343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" draw:style-name="a433" draw:master-page-name="Master1-Layout2-obj-標題及物件" presentation:presentation-page-layout-name="Master1-PPL2" draw:id="Slide-263">
        <draw:frame draw:id="id91" draw:style-name="a434" draw:name="圖片 6" svg:x="5.77048in" svg:y="0.11689in" svg:width="6.67951in" svg:height="1.26393in" style:rel-width="scale" style:rel-height="scale">
          <draw:image xlink:href="media/image5.png" xlink:type="simple" xlink:show="embed" xlink:actuate="onLoad"/>
          <svg:title/>
          <svg:desc>一張含有 文字, 螢幕擷取畫面, 網站, 網頁 的圖片

AI 產生的內容可能不正確。</svg:desc>
        </draw:frame>
        <draw:frame draw:id="id92" draw:style-name="a438" draw:name="文字方塊 10" svg:x="8.72807in" svg:y="5.83399in" svg:width="1.41294in" svg:height="0.37025in">
          <draw:text-box>
            <text:p text:style-name="a437" text:class-names="" text:cond-style-name=""><text:span text:style-name="a435" text:class-names="">跳回主頁</text:span><text:span text:style-name="a436" text:class-names=""/></text:p>
          </draw:text-box>
          <svg:title/>
          <svg:desc/>
        </draw:frame>
        <draw:frame draw:id="id93" draw:style-name="a439" draw:name="圖片 1" svg:x="0.88368in" svg:y="1.52292in" svg:width="7.35486in" svg:height="5.43194in" style:rel-width="scale" style:rel-height="scale">
          <draw:image xlink:href="media/image15.png" xlink:type="simple" xlink:show="embed" xlink:actuate="onLoad"/>
          <svg:title/>
          <svg:desc>一張含有 文字, 螢幕擷取畫面, 圖表, 字型 的圖片

AI 產生的內容可能不正確。</svg:desc>
        </draw:frame>
        <draw:frame draw:id="id94" draw:style-name="a443" draw:name="文字方塊 2" svg:x="3.05556in" svg:y="0.87778in" svg:width="3in" svg:height="0.37025in">
          <draw:text-box>
            <text:p text:style-name="a442" text:class-names="" text:cond-style-name=""><text:span text:style-name="a440" text:class-names="">按下會跳到這裡</text:span><text:span text:style-name="a441" text:class-names=""/></text:p>
          </draw:text-box>
          <svg:title/>
          <svg:desc/>
        </draw:frame>
        <draw:frame draw:id="id95" draw:style-name="a444" draw:name="筆跡 24" svg:x="7.82778in" svg:y="5.99167in" svg:width="0.90988in" svg:height="0.02222in" style:rel-width="scale" style:rel-height="scale">
          <draw:image xlink:href="media/image16.png" xlink:type="simple" xlink:show="embed" xlink:actuate="onLoad"/>
          <svg:title/>
          <svg:desc/>
        </draw:frame>
        <draw:frame draw:id="id96" draw:style-name="a445" draw:name="筆跡 25" svg:x="9.40556in" svg:y="1.31297in" svg:width="0.62254in" svg:height="4.40092in" style:rel-width="scale" style:rel-height="scale">
          <draw:image xlink:href="media/image17.png" xlink:type="simple" xlink:show="embed" xlink:actuate="onLoad"/>
          <svg:title/>
          <svg:desc/>
        </draw:frame>
        <draw:frame draw:id="id97" draw:style-name="a446" draw:name="筆跡 26" svg:x="4.46111in" svg:y="1.04283in" svg:width="1.92771in" svg:height="1.415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9" draw:style-name="a447" draw:master-page-name="Master1-Layout2-obj-標題及物件" presentation:presentation-page-layout-name="Master1-PPL2" draw:id="Slide-264">
        <draw:frame draw:id="id98" presentation:style-name="a44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9" presentation:style-name="a44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450" draw:master-page-name="Master1-Layout2-obj-標題及物件" presentation:presentation-page-layout-name="Master1-PPL2" draw:id="Slide-265">
        <draw:custom-shape svg:x="0in" svg:y="0in" svg:width="13.33333in" svg:height="7.5in" draw:id="id100" draw:style-name="a453" draw:name="Rectangle 20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454" draw:name="圖片 11" svg:x="0.00002in" svg:y="0in" svg:width="13.33331in" svg:height="7.5in" style:rel-width="scale" style:rel-height="scale">
          <draw:image xlink:href="media/image2.jpeg" xlink:type="simple" xlink:show="embed" xlink:actuate="onLoad"/>
          <svg:title/>
          <svg:desc>故事 Pin 圖片</svg:desc>
        </draw:frame>
        <draw:frame draw:id="id102" draw:style-name="a457" draw:name="文字方塊 6" svg:x="1.66667in" svg:y="1.22743in" svg:width="10in" svg:height="3.17205in">
          <draw:text-box>
            <text:p text:style-name="a456" text:class-names="" text:cond-style-name=""><text:span text:style-name="a455" text:class-names="">THE END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物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項物件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對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標題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標題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66" draw:style="linear" draw:angle="2700" draw:start-color="#ffffff" draw:end-color="#ffffff" draw:start-intensity="0%" draw:end-intensity="3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新細明體" style:font-family-generic-asian="roman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3" draw:name="標題版面配置區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按一下以編輯母片標題樣式</text:span></text:p>
        </draw:text-box>
        <svg:title/>
        <svg:desc/>
      </draw:frame>
      <draw:frame draw:id="id1" presentation:style-name="a19" draw:name="文字版面配置區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按一下以編輯母片文字樣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層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層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5/6/17</text:date></text:span><text:span text:style-name="a22" text:class-names=""/></text:p>
        </draw:text-box>
        <svg:title/>
        <svg:desc/>
      </draw:frame>
      <draw:frame draw:id="id3" presentation:style-name="a27" draw:name="頁尾版面配置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投影片編號版面配置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標題投影片" style:page-layout-name="pageLayout1" draw:style-name="a32">
      <draw:frame draw:id="id5" presentation:style-name="a35" draw:name="標題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按一下以編輯母片標題樣式</text:span></text:p>
        </draw:text-box>
        <svg:title/>
        <svg:desc/>
      </draw:frame>
      <draw:frame draw:id="id6" presentation:style-name="a38" draw:name="副標題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按一下以編輯母片副標題樣式</text:span></text:p>
        </draw:text-box>
        <svg:title/>
        <svg:desc/>
      </draw:frame>
      <draw:frame draw:id="id7" presentation:style-name="a43" draw:name="日期版面配置區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025/6/17</text:date></text:span><text:span text:style-name="a41" text:class-names=""/></text:p>
        </draw:text-box>
        <svg:title/>
        <svg:desc/>
      </draw:frame>
      <draw:frame draw:id="id8" presentation:style-name="a46" draw:name="頁尾版面配置區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投影片編號版面配置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標題及物件" style:page-layout-name="pageLayout1" draw:style-name="a51">
      <draw:frame draw:id="id10" presentation:style-name="a54" draw:name="標題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按一下以編輯母片標題樣式</text:span></text:p>
        </draw:text-box>
        <svg:title/>
        <svg:desc/>
      </draw:frame>
      <draw:frame draw:id="id11" presentation:style-name="a70" draw:name="內容版面配置區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按一下以編輯母片文字樣式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第二層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第三層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日期版面配置區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25/6/17</text:date></text:span><text:span text:style-name="a73" text:class-names=""/></text:p>
        </draw:text-box>
        <svg:title/>
        <svg:desc/>
      </draw:frame>
      <draw:frame draw:id="id13" presentation:style-name="a78" draw:name="頁尾版面配置區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投影片編號版面配置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章節標題" style:page-layout-name="pageLayout1" draw:style-name="a83">
      <draw:frame draw:id="id15" presentation:style-name="a86" draw:name="標題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按一下以編輯母片標題樣式</text:span></text:p>
        </draw:text-box>
        <svg:title/>
        <svg:desc/>
      </draw:frame>
      <draw:frame draw:id="id16" presentation:style-name="a90" draw:name="文字版面配置區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按一下以編輯母片文字樣式</text:span></text:p>
            </text:list-item>
          </text:list>
        </draw:text-box>
        <svg:title/>
        <svg:desc/>
      </draw:frame>
      <draw:frame draw:id="id17" presentation:style-name="a95" draw:name="日期版面配置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25/6/17</text:date></text:span><text:span text:style-name="a93" text:class-names=""/></text:p>
        </draw:text-box>
        <svg:title/>
        <svg:desc/>
      </draw:frame>
      <draw:frame draw:id="id18" presentation:style-name="a98" draw:name="頁尾版面配置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投影片編號版面配置區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兩項物件" style:page-layout-name="pageLayout1" draw:style-name="a103">
      <draw:frame draw:id="id20" presentation:style-name="a106" draw:name="標題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按一下以編輯母片標題樣式</text:span></text:p>
        </draw:text-box>
        <svg:title/>
        <svg:desc/>
      </draw:frame>
      <draw:frame draw:id="id21" presentation:style-name="a122" draw:name="內容版面配置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按一下以編輯母片文字樣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層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層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內容版面配置區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按一下以編輯母片文字樣式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第二層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第三層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日期版面配置區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25/6/17</text:date></text:span><text:span text:style-name="a141" text:class-names=""/></text:p>
        </draw:text-box>
        <svg:title/>
        <svg:desc/>
      </draw:frame>
      <draw:frame draw:id="id24" presentation:style-name="a146" draw:name="頁尾版面配置區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投影片編號版面配置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比對" style:page-layout-name="pageLayout1" draw:style-name="a151">
      <draw:frame draw:id="id26" presentation:style-name="a154" draw:name="標題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按一下以編輯母片標題樣式</text:span></text:p>
        </draw:text-box>
        <svg:title/>
        <svg:desc/>
      </draw:frame>
      <draw:frame draw:id="id27" presentation:style-name="a158" draw:name="文字版面配置區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按一下以編輯母片文字樣式</text:span></text:p>
            </text:list-item>
          </text:list>
        </draw:text-box>
        <svg:title/>
        <svg:desc/>
      </draw:frame>
      <draw:frame draw:id="id28" presentation:style-name="a174" draw:name="內容版面配置區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按一下以編輯母片文字樣式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第二層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第三層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文字版面配置區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按一下以編輯母片文字樣式</text:span></text:p>
            </text:list-item>
          </text:list>
        </draw:text-box>
        <svg:title/>
        <svg:desc/>
      </draw:frame>
      <draw:frame draw:id="id30" presentation:style-name="a194" draw:name="內容版面配置區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按一下以編輯母片文字樣式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第二層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第三層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日期版面配置區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025/6/17</text:date></text:span><text:span text:style-name="a197" text:class-names=""/></text:p>
        </draw:text-box>
        <svg:title/>
        <svg:desc/>
      </draw:frame>
      <draw:frame draw:id="id32" presentation:style-name="a202" draw:name="頁尾版面配置區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投影片編號版面配置區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只有標題" style:page-layout-name="pageLayout1" draw:style-name="a207">
      <draw:frame draw:id="id34" presentation:style-name="a210" draw:name="標題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按一下以編輯母片標題樣式</text:span></text:p>
        </draw:text-box>
        <svg:title/>
        <svg:desc/>
      </draw:frame>
      <draw:frame draw:id="id35" presentation:style-name="a215" draw:name="日期版面配置區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5/6/17</text:date></text:span><text:span text:style-name="a213" text:class-names=""/></text:p>
        </draw:text-box>
        <svg:title/>
        <svg:desc/>
      </draw:frame>
      <draw:frame draw:id="id36" presentation:style-name="a218" draw:name="頁尾版面配置區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投影片編號版面配置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8" draw:name="日期版面配置區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025/6/17</text:date></text:span><text:span text:style-name="a226" text:class-names=""/></text:p>
        </draw:text-box>
        <svg:title/>
        <svg:desc/>
      </draw:frame>
      <draw:frame draw:id="id39" presentation:style-name="a231" draw:name="頁尾版面配置區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投影片編號版面配置區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含標題的內容" style:page-layout-name="pageLayout1" draw:style-name="a236">
      <draw:frame draw:id="id41" presentation:style-name="a239" draw:name="標題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按一下以編輯母片標題樣式</text:span></text:p>
        </draw:text-box>
        <svg:title/>
        <svg:desc/>
      </draw:frame>
      <draw:frame draw:id="id42" presentation:style-name="a255" draw:name="內容版面配置區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按一下以編輯母片文字樣式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第二層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第三層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字版面配置區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按一下以編輯母片文字樣式</text:span></text:p>
            </text:list-item>
          </text:list>
        </draw:text-box>
        <svg:title/>
        <svg:desc/>
      </draw:frame>
      <draw:frame draw:id="id44" presentation:style-name="a264" draw:name="日期版面配置區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025/6/17</text:date></text:span><text:span text:style-name="a262" text:class-names=""/></text:p>
        </draw:text-box>
        <svg:title/>
        <svg:desc/>
      </draw:frame>
      <draw:frame draw:id="id45" presentation:style-name="a267" draw:name="頁尾版面配置區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投影片編號版面配置區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含標題的圖片" style:page-layout-name="pageLayout1" draw:style-name="a272">
      <draw:frame draw:id="id47" presentation:style-name="a275" draw:name="標題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按一下以編輯母片標題樣式</text:span></text:p>
        </draw:text-box>
        <svg:title/>
        <svg:desc/>
      </draw:frame>
      <draw:frame draw:id="id48" presentation:style-name="a278" draw:name="圖片版面配置區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文字版面配置區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按一下以編輯母片文字樣式</text:span></text:p>
            </text:list-item>
          </text:list>
        </draw:text-box>
        <svg:title/>
        <svg:desc/>
      </draw:frame>
      <draw:frame draw:id="id50" presentation:style-name="a287" draw:name="日期版面配置區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025/6/17</text:date></text:span><text:span text:style-name="a285" text:class-names=""/></text:p>
        </draw:text-box>
        <svg:title/>
        <svg:desc/>
      </draw:frame>
      <draw:frame draw:id="id51" presentation:style-name="a290" draw:name="頁尾版面配置區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投影片編號版面配置區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標題及直排文字" style:page-layout-name="pageLayout1" draw:style-name="a295">
      <draw:frame draw:id="id53" presentation:style-name="a298" draw:name="標題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按一下以編輯母片標題樣式</text:span></text:p>
        </draw:text-box>
        <svg:title/>
        <svg:desc/>
      </draw:frame>
      <draw:frame draw:id="id54" presentation:style-name="a314" draw:name="直排文字版面配置區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按一下以編輯母片文字樣式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第二層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第三層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日期版面配置區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025/6/17</text:date></text:span><text:span text:style-name="a317" text:class-names=""/></text:p>
        </draw:text-box>
        <svg:title/>
        <svg:desc/>
      </draw:frame>
      <draw:frame draw:id="id56" presentation:style-name="a322" draw:name="頁尾版面配置區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投影片編號版面配置區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直排標題及文字" style:page-layout-name="pageLayout1" draw:style-name="a327">
      <draw:frame draw:id="id58" presentation:style-name="a330" draw:name="直排標題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按一下以編輯母片標題樣式</text:span></text:p>
        </draw:text-box>
        <svg:title/>
        <svg:desc/>
      </draw:frame>
      <draw:frame draw:id="id59" presentation:style-name="a346" draw:name="直排文字版面配置區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按一下以編輯母片文字樣式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第二層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第三層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日期版面配置區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025/6/17</text:date></text:span><text:span text:style-name="a349" text:class-names=""/></text:p>
        </draw:text-box>
        <svg:title/>
        <svg:desc/>
      </draw:frame>
      <draw:frame draw:id="id61" presentation:style-name="a354" draw:name="頁尾版面配置區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投影片編號版面配置區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4-17T13:39:47Z</meta:creation-date>
    <dc:date>2025-06-18T03:58:45Z</dc:date>
    <meta:editing-cycles>205</meta:editing-cycles>
    <meta:editing-duration>PT0S</meta:editing-duration>
    <meta:document-statistic meta:paragraph-count="0" meta:word-count="0"/>
  </office:meta>
</office:document-meta>
</file>